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70000017877DA1DA3719308CB.png" manifest:media-type="image/png"/>
  <manifest:file-entry manifest:full-path="Pictures/10000201000003470000034F55B093AE9871F2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4729b" officeooo:paragraph-rsid="00147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2.702cm" svg:y="13.374cm" svg:width="12.444cm" svg:height="12.561cm" draw:z-index="0"><draw:image xlink:href="Pictures/10000201000003470000034F55B093AE9871F238.png" xlink:type="simple" xlink:show="embed" xlink:actuate="onLoad"/></draw:frame><draw:frame draw:style-name="fr1" draw:name="Image1" text:anchor-type="paragraph" svg:x="0.677cm" svg:y="2.54cm" svg:width="15.159cm" svg:height="9.516cm" draw:z-index="1"><draw:image xlink:href="Pictures/10000201000002570000017877DA1DA3719308CB.png" xlink:type="simple" xlink:show="embed" xlink:actuate="onLoad"/></draw:frame>A/D with Raspberry 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5-16T07:12:27.481257664</meta:creation-date>
    <dc:date>2017-05-16T07:25:11.033570273</dc:date>
    <dc:creator>Terry Coles</dc:creator>
    <meta:editing-duration>PT21S</meta:editing-duration>
    <meta:editing-cycles>1</meta:editing-cycles>
    <meta:document-statistic meta:table-count="0" meta:image-count="2" meta:object-count="0" meta:page-count="1" meta:paragraph-count="1" meta:word-count="4" meta:character-count="21" meta:non-whitespace-character-count="18"/>
    <meta:generator>LibreOffice/5.3.1.2$Linux_X86_64 LibreOffice_project/30m0$Build-2</meta:generator>
  </office:meta>
</office:document-meta>
</file>